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ffcc99" draw:fill-gradient-name="Linear_20_white_2f_yellow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Mygradient_20_2" draw:textarea-horizontal-align="justify" draw:textarea-vertical-align="middle" draw:auto-grow-height="false" draw:shadow="hidden" draw:shadow-offset-x="0.203cm" draw:shadow-offset-y="0.203cm"/>
    </style:style>
    <style:style style:name="gr4" style:family="graphic" style:parent-style-name="standard">
      <style:graphic-properties draw:fill="gradient" draw:fill-gradient-name="Mygradient_20_2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ffd88d" draw:fill-gradient-name="Gradient_20_7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.778cm" svg:height="1.062cm" svg:x="12.984cm" svg:y="3.30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2.413cm" svg:x="4.175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75cm" svg:height="1.143cm" svg:x="4.429cm" svg:y="2.905cm">
          <text:p text:style-name="P1">Strip</text:p>
          <text:p text:style-name="P1">Prefix</text:p>
          <text:p text:style-name="P1"><text:span text:style-name="T1">/myfed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1cm" svg:height="1.143cm" svg:x="6.021cm" svg:y="2.905cm">
          <text:p text:style-name="P1">Add</text:p>
          <text:p text:style-name="P1">New prefix</text:p>
          <text:p text:style-name="P1"><text:span text:style-name="T1">(non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23cm" svg:height="0.381cm" svg:x="10.037cm" svg:y="3.84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874cm" svg:height="0.889cm" svg:x="11.541cm" svg:y="4.429cm">
          <text:p text:style-name="P1"><text:span text:style-name="T2">The endpoints are contacted</text:span></text:p>
          <text:p text:style-name="P1"><text:span text:style-name="T2">using their own namespace</text:span></text:p>
          <draw:enhanced-geometry svg:viewBox="0 0 21600 21600" draw:text-areas="800 800 20800 20800" draw:type="round-rectangular-callout" draw:modifiers="4917.94285714286 -15168.5393258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8.936cm" svg:height="1.143cm" svg:x="1.081cm" svg:y="1.381cm">
          <text:p text:style-name="P1"><text:span text:style-name="T2">Clients make requests using the</text:span></text:p>
          <text:p text:style-name="P1"><text:span text:style-name="T2">Federation's namespace, e.g.</text:span></text:p>
          <text:p text:style-name="P1"><text:span text:style-name="T2">/myfed/dteam/mydir/myfile</text:span></text:p>
          <text:p text:style-name="P1"><text:span text:style-name="T2"/></text:p>
          <draw:enhanced-geometry svg:viewBox="0 0 21600 21600" draw:extrusion="false" draw:extrusion-depth="0cm 0" dr3d:shade-mode="flat" draw:extrusion-metal="false" draw:extrusion-specularity="0%" draw:extrusion-diffusion="0%" draw:extrusion-viewpoint="(3.472cm 0cm 25cm)" draw:extrusion-origin="0.5 0" draw:extrusion-skew="50 180" draw:text-areas="800 800 20800 20800" draw:type="round-rectangular-callout" draw:modifiers="6180.06042296073 34401.3986013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9.017cm" svg:height="1.651cm" svg:x="10.398cm" svg:y="1cm">
          <text:p text:style-name="P1"><text:span text:style-name="T2">Each kind of plugin implements its own</text:span></text:p>
          <text:p text:style-name="P1"><text:span text:style-name="T2">private translations, e.g. into</text:span></text:p>
          <text:p text:style-name="P1"><text:span text:style-name="T2">/dpm/cern.ch/home/dteam/mydir/myfile</text:span></text:p>
          <text:p text:style-name="P1"><text:span text:style-name="T2">Or into</text:span></text:p>
          <text:p text:style-name="P1"><text:span text:style-name="T2">/grid/dteam/mydir/myfile</text:span></text:p>
          <draw:enhanced-geometry svg:viewBox="0 0 21600 21600" draw:text-areas="800 800 20800 20800" draw:type="round-rectangular-callout" draw:modifiers="-21.5568862275449 30765.617433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.778cm" svg:height="1.062cm" svg:x="6.307cm" svg:y="4.483cm">
          <text:p text:style-name="P1">memcach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75cm" svg:height="1.604cm" svg:x="7.807cm" svg:y="3.286cm">
          <text:p text:style-name="P1">Core</text:p>
          <text:p text:style-name="P1">Processing</text:p>
          <text:p text:style-name="P1">And</text:p>
          <text:p text:style-name="P1">cach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017cm" svg:height="0.889cm" svg:x="5.572cm" svg:y="5.572cm">
          <text:p text:style-name="P1"><text:span text:style-name="T2">The core and the namespace know</text:span></text:p>
          <text:p text:style-name="P1"><text:span text:style-name="T2"><text:s/></text:span><text:span text:style-name="T2">only global filenames, e.g.</text:span></text:p>
          <text:p text:style-name="P1"><text:span text:style-name="T2">/dteam/mydir/myfile</text:span></text:p>
          <draw:enhanced-geometry svg:viewBox="0 0 21600 21600" draw:text-areas="800 800 20800 20800" draw:type="round-rectangular-callout" draw:modifiers="6936.52694610779 -15459.7752808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123cm" svg:height="0.381cm" svg:x="10.038cm" svg:y="3.341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23cm" svg:height="0.381cm" svg:x="10.039cm" svg:y="3.142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23cm" svg:height="0.381cm" svg:x="10.04cm" svg:y="2.943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0.127cm" svg:x="2.616cm" svg:y="3.3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905cm" svg:height="0.127cm" svg:x="11.117cm" svg:y="3.3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778cm" svg:height="1.062cm" svg:x="13.084cm" svg:y="3.20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062cm" svg:x="13.184cm" svg:y="3.00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062cm" svg:x="13.284cm" svg:y="2.90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062cm" svg:x="13.384cm" svg:y="2.805cm">
          <text:p text:style-name="P1">endpoint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ffe07d" draw:end-color="#c5000b" draw:start-intensity="100%" draw:end-intensity="100%" draw:angle="0" draw:border="0%"/>
    <draw:gradient draw:name="Gradient_20_7" draw:display-name="Gradient 7" draw:style="linear" draw:start-color="#ffe07d" draw:end-color="#ffffff" draw:start-intensity="100%" draw:end-intensity="100%" draw:angle="0" draw:border="0%"/>
    <draw:gradient draw:name="Linear_20_white_2f_yellow" draw:display-name="Linear white/yellow" draw:style="linear" draw:start-color="#ffffff" draw:end-color="#ffff66" draw:start-intensity="100%" draw:end-intensity="100%" draw:angle="450" draw:border="0%"/>
    <draw:gradient draw:name="Mygradient_20_2" draw:display-name="Mygradient 2" draw:style="linear" draw:start-color="#99ccff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6T11:09:04</meta:creation-date>
    <dc:date>2012-08-22T16:38:32</dc:date>
    <meta:editing-duration>PT4H33M29S</meta:editing-duration>
    <meta:editing-cycles>14</meta:editing-cycles>
    <meta:generator>LibreOffice/3.4$Unix LibreOffice_project/340m1$Build-302</meta:generator>
    <meta:document-statistic meta:object-count="20"/>
  </office:meta>
</office:document-meta>
</file>